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spi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 G G G A G  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 X B B G 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G G B B G 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G B B A 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G G G G G </text:p>
          </table:table-cell>
          <table:table-cell table:number-columns-repeated="6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ri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 A B B A 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 B B B A 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 A B B B 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 B A G X 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 B G B G 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 A B X X X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 B B B G G 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G B B G 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luster Ho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G B A G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 A G B A 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B A G B 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ad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ABB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BGBB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ABBG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BBGB</text:p>
          </table:table-cell>
          <table:table-cell table:number-columns-repeated="4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BGGGB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GGBB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BABB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sa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BA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BA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BBAB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BGB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BBB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B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shb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BA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AAG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AAAB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ABAA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AAAAA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wind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BABG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BGBB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GBBG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BBBGG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BGBG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xe Ho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GBA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BAGB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BGA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BAG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GG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GBG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</table:table>
      <table:table table:name="Sheet4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Week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ABB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BBBBB</text:p>
          </table:table-cell>
          <table:table-cell table:number-columns-repeated="6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BA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BG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BABB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GG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BBBGB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GABB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BB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GBGB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rophe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BGB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BGA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GAGA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GGGG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BGG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GAGBG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GAAA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BGGBB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GGG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GGBG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Weather Dr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GGBB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GAAG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BAABB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GBBG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AGGA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BAAGG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BAAX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BBA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BABBB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arthc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GB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BBBB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BBAAA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GBBB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BA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GBBG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BBG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BBBA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onophob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BBAB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BGBB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ABA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GGGG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GGGBG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16:35:34.2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7:32:26.346000000</meta:creation-date>
    <dc:date>2019-01-15T18:23:39.315000000</dc:date>
    <meta:editing-duration>PT2H52M32S</meta:editing-duration>
    <meta:editing-cycles>7</meta:editing-cycles>
    <meta:generator>LibreOffice/5.2.0.4$Windows_x86 LibreOffice_project/066b007f5ebcc236395c7d282ba488bca6720265</meta:generator>
    <meta:document-statistic meta:table-count="4" meta:cell-count="630" meta:object-count="0"/>
  </office:meta>
</office:document-meta>
</file>